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 style:parent-style-name="DefaultParagraphFont" style:family="text">
      <style:text-properties style:text-underline-type="single" style:text-underline-style="solid" style:text-underline-width="auto" style:text-underline-mode="continuous"/>
    </style:style>
    <style:style style:name="P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5" style:parent-style-name="Standard" style:family="paragraph">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WRITEUP – WT Lab</text:p>
      <text:p text:style-name="Standard"/>
      <text:p text:style-name="Standard"><text:span text:style-name="T2">Title</text:span><text:span text:style-name="T3">:</text:span><text:s/>Hotel Management System</text:p>
      <text:p text:style-name="Standard"/>
      <text:p text:style-name="P4">Team:</text:p>
      <text:p text:style-name="Standard">Sumeet Padavala</text:p>
      <text:p text:style-name="Standard">Sumanth S Rao</text:p>
      <text:p text:style-name="Standard">Srinivas Shekar</text:p>
      <text:p text:style-name="Standard"/>
      <text:p text:style-name="P5">Overview:</text:p>
      <text:p text:style-name="Standard"/>
      <text:p text:style-name="Standard">The goal of this project is to produce a hotel management system that allows<text:s/>users to remotely book hotels through a single portal in as simple a manner as possible. In order of progress, The UI is split up into homepage, listings, details, payment, and confirm pages. All the data is stored in a MySQL database, and all pages are automatically generated using PHP scripts. The website keeps track of users. The hotel listings are searchable by name, city, and rating. All transactions are tracked, and each user may view their past transactions at any time.</text:p>
      <text:p text:style-name="Standard">Extensive use has been made<text:s/>of passing values between pages through creative use of get requests paired with hidden input fields, and sessions have been used to store user data. All of the tables have been created manually and are treated as read-only sources of information except for the transactional records, which are automatically updated by the webpage whenever a booking is created.</text:p>
      <text:p text:style-name="Standard">The database is split up into a listings table, rooms table, users table, and a bookedhotel(transactions) table.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umeet Padavala</meta:initial-creator>
    <dc:creator>india</dc:creator>
    <meta:creation-date>2016-11-08T22:07:00Z</meta:creation-date>
    <dc:date>2016-11-09T04:43:00Z</dc:date>
    <meta:template xlink:href="Normal" xlink:type="simple"/>
    <meta:editing-cycles>4</meta:editing-cycles>
    <meta:editing-duration>PT26400S</meta:editing-duration>
    <meta:document-statistic meta:page-count="1" meta:paragraph-count="2" meta:word-count="175" meta:character-count="1177" meta:row-count="8" meta:non-whitespace-character-count="1004"/>
  </office:meta>
</office:document-meta>
</file>